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2pt" officeooo:rsid="001116f4" officeooo:paragraph-rsid="008d6aa0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size="2pt" officeooo:rsid="012ef573" officeooo:paragraph-rsid="012ef573" style:font-size-asian="1.75pt" style:font-size-complex="2pt"/>
    </style:style>
    <style:style style:name="P3" style:family="paragraph" style:parent-style-name="Table_20_Contents">
      <style:paragraph-properties fo:text-align="center" style:justify-single-word="false"/>
      <style:text-properties fo:font-size="3pt" officeooo:rsid="0031a0c1" officeooo:paragraph-rsid="002c1591" style:font-size-asian="3pt" style:font-size-complex="3pt"/>
    </style:style>
    <style:style style:name="P4" style:family="paragraph" style:parent-style-name="Standard">
      <style:paragraph-properties fo:text-align="start" style:justify-single-word="false"/>
      <style:text-properties fo:font-size="2pt" fo:font-weight="bold" officeooo:rsid="001116f4" officeooo:paragraph-rsid="005c79d1" style:font-size-asian="2pt" style:font-weight-asian="bold" style:font-size-complex="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pt" officeooo:rsid="008bc0b3" officeooo:paragraph-rsid="005c79d1" style:font-size-asian="2pt" style:font-size-complex="2pt"/>
    </style:style>
    <style:style style:name="P6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3pt" officeooo:paragraph-rsid="00106a3a" style:font-size-asian="3pt" style:font-size-complex="3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ans" fo:font-size="14pt" fo:font-weight="bold" officeooo:rsid="01341e33" officeooo:paragraph-rsid="0123d657" style:font-size-asian="14pt" style:font-weight-asian="bold" style:font-size-complex="14pt" style:font-weight-complex="bold"/>
    </style:style>
    <style:style style:name="P9" style:family="paragraph" style:parent-style-name="Standard" style:master-page-name="Standard">
      <style:paragraph-properties style:page-number="auto" fo:break-before="page"/>
      <style:text-properties style:font-name="Arial" fo:font-size="3pt" officeooo:paragraph-rsid="00106a3a" style:font-size-asian="3pt" style:font-size-complex="3pt"/>
    </style:style>
    <style:style style:name="fr1" style:family="graphic" style:parent-style-name="Frame">
      <style:graphic-properties fo:margin-top="0.101cm" fo:margin-bottom="0cm" style:run-through="foreground" style:protect="size" style:wrap="parallel" style:number-wrapped-paragraphs="no-limit" style:vertical-pos="middle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'fr_FR')&gt;">&lt;setLang&gt;</text:text-input></text:p>
      <text:p text:style-name="P6"><text:text-input text:description="&lt;for each='o in objects'&gt;">&lt;for o in objects&gt;</text:text-input></text:p>
      <text:p text:style-name="P3"><draw:frame draw:style-name="fr1" draw:name="image: asbarcode('Code128', o.name, width=156, height=38)" text:anchor-type="as-char" svg:width="4.12cm" svg:height="1cm" draw:z-index="0"><draw:text-box><text:p text:style-name="P7"/></draw:text-box></draw:frame></text:p>
      <text:p text:style-name="P2"/>
      <text:p text:style-name="P8"><text:text-input text:description="&lt;o.name&gt;">ABCDEFGHIJKLMN</text:text-input></text:p>
      <text:p text:style-name="P4"/>
      <text:p text:style-name="P5"/>
      <text:p text:style-name="P1"><text:text-input text:description="&lt;/for&gt;">&lt;/for&gt;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5H34M20S</meta:editing-duration>
    <meta:editing-cycles>235</meta:editing-cycles>
    <meta:generator>LibreOffice/6.3.4.2$Linux_X86_64 LibreOffice_project/30$Build-2</meta:generator>
    <dc:date>2020-01-23T16:09:34.754060452</dc:date>
    <meta:document-statistic meta:table-count="0" meta:image-count="0" meta:object-count="0" meta:page-count="1" meta:paragraph-count="5" meta:word-count="15" meta:character-count="55" meta:non-whitespace-character-count="52"/>
  </office:meta>
</office:document-meta>
</file>